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1">
      <style:text-properties style:font-name="Cambria" fo:language="ru" fo:country="RU"/>
    </style:style>
    <style:style style:name="P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7" style:family="paragraph" style:parent-style-name="Text_20_body">
      <style:text-properties style:font-name="Cambria" fo:language="en" fo:country="US" fo:font-style="normal" style:font-name-asian="Times New Roman1" style:font-style-asian="normal" style:font-name-complex="Times New Roman1" style:font-style-complex="normal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4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font-name="Times New Roman" fo:language="en" fo:country="US" fo:font-style="normal" style:font-style-asian="normal" style:font-style-complex="normal"/>
    </style:style>
    <style:style style:name="T12" style:family="text">
      <style:text-properties style:font-name="Times New Roman" fo:font-style="normal" style:font-style-asian="normal" style:font-style-complex="normal"/>
    </style:style>
    <style:style style:name="T13" style:family="text">
      <style:text-properties style:font-name="Times New Roman" fo:language="ru" fo:country="RU"/>
    </style:style>
    <style:style style:name="T14" style:family="text">
      <style:text-properties style:font-name="Times New Roman" fo:language="ru" fo:country="RU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771cm" svg:height="0.9cm" draw:z-index="0"><draw:image xlink:href="../../odt/images/3105.png" xlink:type="simple" xlink:show="embed" xlink:actuate="onLoad"/></draw:frame></text:p>
          </table:table-cell>
          <table:table-cell table:style-name="Table1.B1" office:value-type="string">
            <text:h text:style-name="P11" text:outline-level="1">Управляемый источник ток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1.51cm" svg:height="1.981cm" draw:z-index="1"><draw:image xlink:href="../../odt/images/3105_in_scheme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ставляет собой модель линейного сопротивления с источником тока<text:span text:style-name="T7">.</text:span></text:p>
            <text:p text:style-name="P5">Внутренняя структура данного блока приведена на рисунке 1:</text:p>
            <text:p text:style-name="P6"><draw:frame draw:style-name="fr2" draw:name="Графический объект3" text:anchor-type="as-char" svg:width="9.97cm" svg:height="8.631cm" draw:z-index="2"><draw:image xlink:href="../../odt/images/3105_ris_1.png" xlink:type="simple" xlink:show="embed" xlink:actuate="onLoad"/></draw:frame></text:p>
            <text:p text:style-name="P6">Рисунок 1 – Внутренняя структура блока «<text:span text:style-name="T7">Управляемый источник напряжения</text:span>»</text:p>
            <text:p text:style-name="P5">Данный блок при помощи блоков для создания ненаправленных соединений передаёт в подключенные к данному элементу внутренние узлы электрической схемы значения проводимостей (KJ), которые вычисляются как 1/Rs, и значения токов (Isrc), задаваемые с входа «Управление». При этом с первого входа значение своего номера узла (NSELF) передаётся как значение соседнего номера узла (NJ) и наоборот. Ток источник подаётся с положительным знаком на вход 2 и с отрицательным на вход 1.</text:p>
            <text:p text:style-name="P1"><text:span text:style-name="T8">Свойство</text:span><text:span text:style-name="T7">:</text:span></text:p>
            <text:list xml:id="list2502632112458263689" text:style-name="L1">
              <text:list-item>
                <text:p text:style-name="P3"><text:span text:style-name="T2">Сопротивление </text:span><text:span text:style-name="T17">шунта</text:span><text:span text:style-name="T2">, Ом</text:span> – число, задающее значение сопротивления шунта.</text:p>
              </text:list-item>
            </text:list>
            <text:p text:style-name="P1"><text:span text:style-name="T15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"><text:soft-page-break/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7">Сопротивление <text:span text:style-name="T7">шунта</text:span>, Ом</text:p>
                </table:table-cell>
                <table:table-cell table:style-name="Таблица1.B3" office:value-type="string">
                  <text:p text:style-name="P1">[<text:span text:style-name="T1">1e8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"><text:span text:style-name="T16">Именованное</text:span><text:span text:style-name="T15"> задание </text:span><text:span text:style-name="T10">свойств</text:span><text:span text:style-name="T1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">Название</text:p>
                </table:table-cell>
                <table:table-cell table:style-name="Таблица1.B2" office:value-type="string">
                  <text:p text:style-name="P1">Значение</text:p>
                </table:table-cell>
              </table:table-row>
              <table:table-row>
                <table:table-cell table:style-name="Таблица1.A3" office:value-type="string">
                  <text:p text:style-name="P7">Сопротивление <text:span text:style-name="T7">шунта</text:span>, Ом</text:p>
                </table:table-cell>
                <table:table-cell table:style-name="Таблица1.B3" office:value-type="string">
                  <text:p text:style-name="P1">[<text:span text:style-name="T1">Rsh_1</text:span>]</text:p>
                </table:table-cell>
              </table:table-row>
            </table:table>
            <text:p text:style-name="P1"><text:span text:style-name="T16">Примечани</text:span><text:span text:style-name="T8">я</text:span>:</text:p>
            <text:list xml:id="list7412472573324237220" text:style-name="L2">
              <text:list-item>
                <text:p text:style-name="P8"><text:span text:style-name="T7">Свойство блока может быть только </text:span><text:span text:style-name="T9">скалярным</text:span>.</text:p>
              </text:list-item>
              <text:list-item>
                <text:p text:style-name="P4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источник тока</dc:title>
    <dc:date>2014-12-01T18:50:21.12</dc:date>
    <meta:generator>OpenOffice/4.1.1$Win32 OpenOffice.org_project/411m6$Build-9775</meta:generator>
    <meta:editing-duration>PT3H18M53S</meta:editing-duration>
    <meta:editing-cycles>89</meta:editing-cycles>
    <meta:document-statistic meta:table-count="2" meta:image-count="3" meta:object-count="0" meta:page-count="2" meta:paragraph-count="27" meta:word-count="173" meta:character-count="1243"/>
    <meta:user-defined meta:name="Поле 1"/>
    <meta:user-defined meta:name="Поле 2"/>
    <meta:user-defined meta:name="Поле 3"/>
    <meta:user-defined meta:name="Поле 4"/>
  </office:meta>
</office:document-meta>
</file>